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cm" draw:marker-end-width="0.35cm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-color="#aecf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ircle draw:style-name="gr1" draw:text-style-name="P1" draw:layer="layout" svg:width="2.645cm" svg:height="2.645cm" svg:x="4.762cm" svg:y="5.072cm">
            <text:p/>
          </draw:circle>
          <draw:ellipse draw:style-name="gr2" draw:text-style-name="P1" draw:layer="layout" svg:width="2.116cm" svg:height="1.062cm" draw:transform="rotate (-0.255516202493108) translate (5.239cm 5.606cm)">
            <text:p/>
          </draw:ellipse>
          <draw:frame draw:style-name="gr3" draw:text-style-name="P2" draw:layer="layout" svg:width="2.138cm" svg:height="1.361cm" draw:transform="rotate (-0.295658775288971) translate (5.297cm 5.656cm)">
            <draw:text-box>
              <text:p text:style-name="P2"><text:span text:style-name="T1">A L S 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9T20:25:15</meta:creation-date>
    <dc:date>2016-03-29T20:44:37</dc:date>
    <meta:editing-duration>PT19M22S</meta:editing-duration>
    <meta:editing-cycles>5</meta:editing-cycles>
    <meta:generator>OpenOffice/4.1.2$Unix OpenOffice.org_project/412m3$Build-9782</meta:generator>
    <meta:document-statistic meta:object-count="4"/>
  </office:meta>
</office:document-meta>
</file>